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>
      <style:paragraph-properties fo:margin-top="0cm" fo:margin-bottom="0cm" style:contextual-spacing="true" fo:orphans="2" fo:widows="2"/>
      <style:text-properties fo:font-size="14pt" fo:font-weight="bold" officeooo:paragraph-rsid="001dd9d0" style:font-size-asian="14pt" style:font-weight-asian="bold" style:font-size-complex="14pt"/>
    </style:style>
    <style:style style:name="P2" style:family="paragraph" style:parent-style-name="Standard">
      <style:paragraph-properties fo:margin-top="0cm" fo:margin-bottom="0cm" style:contextual-spacing="true"/>
      <style:text-properties style:font-name="Times New Roman" fo:font-size="14pt" fo:font-weight="bold" officeooo:paragraph-rsid="001dd9d0" style:font-size-asian="14pt" style:font-weight-asian="bold" style:font-name-complex="Times New Roman1" style:font-size-complex="14pt"/>
    </style:style>
    <style:style style:name="P3" style:family="paragraph" style:parent-style-name="Standard">
      <style:paragraph-properties fo:margin-top="0cm" fo:margin-bottom="0cm" style:contextual-spacing="false" fo:line-height="100%" fo:orphans="2" fo:widows="2"/>
      <style:text-properties style:font-name="Times New Roman" fo:font-size="14pt" fo:font-weight="bold" officeooo:paragraph-rsid="001dd9d0" style:font-size-asian="14pt" style:font-weight-asian="bold" style:font-name-complex="Times New Roman1" style:font-size-complex="14pt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style:font-name="Times New Roman" fo:font-size="14pt" fo:font-weight="normal" officeooo:rsid="00214b3a" officeooo:paragraph-rsid="00214b3a" style:font-size-asian="14pt" style:font-weight-asian="normal" style:font-name-complex="Times New Roman1" style:font-size-complex="14pt" style:font-weight-complex="normal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style:font-name="Times New Roman" fo:font-size="16pt" officeooo:paragraph-rsid="001dd9d0" style:font-size-asian="16pt" style:font-name-complex="Times New Roman1" style:font-size-complex="12pt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paragraph-rsid="001dd9d0" style:font-size-asian="12pt" style:font-name-complex="Times New Roman1" style:font-size-complex="12pt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paragraph-rsid="00214b3a" style:font-size-asian="12pt" style:font-name-complex="Times New Roman1" style:font-size-complex="12pt"/>
    </style:style>
    <style:style style:name="P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2pt" fo:font-weight="bold" officeooo:paragraph-rsid="001dd9d0" style:font-size-asian="12pt" style:font-weight-asian="bold" style:font-name-complex="Times New Roman1" style:font-size-complex="12pt" style:font-weight-complex="bold"/>
    </style:style>
    <style:style style:name="P9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weight="bold" officeooo:paragraph-rsid="001dd9d0" style:font-size-asian="12pt" style:font-weight-asian="bold" style:font-name-complex="Times New Roman1" style:font-size-complex="12pt" style:font-weight-complex="bold"/>
    </style:style>
    <style:style style:name="P10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weight="normal" officeooo:paragraph-rsid="001dd9d0" style:font-size-asian="12pt" style:font-weight-asian="normal" style:font-name-complex="Times New Roman1" style:font-size-complex="12pt" style:font-weight-complex="normal"/>
    </style:style>
    <style:style style:name="P11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weight="normal" officeooo:rsid="00214b3a" officeooo:paragraph-rsid="00214b3a" style:font-size-asian="12pt" style:font-weight-asian="normal" style:font-name-complex="Times New Roman1" style:font-size-complex="12pt" style:font-weight-complex="normal"/>
    </style:style>
    <style:style style:name="P12" style:family="paragraph" style:parent-style-name="Standard">
      <style:paragraph-properties fo:margin-top="0cm" fo:margin-bottom="0cm" style:contextual-spacing="false" fo:line-height="100%" fo:orphans="2" fo:widows="2"/>
      <style:text-properties style:font-name="Times New Roman" fo:font-size="17pt" fo:font-weight="bold" officeooo:paragraph-rsid="001dd9d0" style:font-size-asian="17pt" style:font-weight-asian="bold" style:font-name-complex="Times New Roman1" style:font-size-complex="12pt"/>
    </style:style>
    <style:style style:name="P13" style:family="paragraph" style:parent-style-name="Standard">
      <style:paragraph-properties fo:margin-top="0cm" fo:margin-bottom="0cm" style:contextual-spacing="false" fo:line-height="100%"/>
      <style:text-properties style:font-name="Times New Roman" fo:font-size="14pt" fo:font-weight="normal" officeooo:rsid="00214b3a" officeooo:paragraph-rsid="00214b3a" style:font-size-asian="14pt" style:font-weight-asian="normal" style:font-name-complex="Times New Roman1" style:font-size-complex="14pt" style:font-weight-complex="normal"/>
    </style:style>
    <style:style style:name="P14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weight="bold" officeooo:paragraph-rsid="00214b3a" style:font-size-asian="12pt" style:font-weight-asian="bold" style:font-name-complex="Times New Roman1" style:font-size-complex="12pt" style:font-weight-complex="bold"/>
    </style:style>
    <style:style style:name="P15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paragraph-rsid="00214b3a" style:font-size-asian="12pt" style:font-name-complex="Times New Roman1" style:font-size-complex="12pt"/>
    </style:style>
    <style:style style:name="P16" style:family="paragraph" style:parent-style-name="List_20_Paragraph" style:list-style-name="WWNum30">
      <style:paragraph-properties fo:margin-top="0cm" fo:margin-bottom="0cm" style:contextual-spacing="true" fo:orphans="2" fo:widows="2"/>
      <style:text-properties fo:font-size="14pt" fo:font-weight="bold" officeooo:paragraph-rsid="001dd9d0" style:font-size-asian="14pt" style:font-weight-asian="bold" style:font-size-complex="14pt"/>
    </style:style>
    <style:style style:name="T1" style:family="text">
      <style:text-properties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evelop a C program to simulate page replacement algorithm:</text:p>
      <text:list xml:id="list691657242" text:style-name="WWNum30">
        <text:list-item>
          <text:p text:style-name="P16">FIFO <text:s text:c="9"/>b. LRU</text:p>
        </text:list-item>
      </text:list>
      <text:p text:style-name="P1"/>
      <text:p text:style-name="P5">FIFO</text:p>
      <text:p text:style-name="P6">#include&lt;stdio.h&gt;</text:p>
      <text:p text:style-name="P6">//#include&lt;conio.h&gt;</text:p>
      <text:p text:style-name="P6">int fr[3];</text:p>
      <text:p text:style-name="P6">void main() </text:p>
      <text:p text:style-name="P6">{</text:p>
      <text:p text:style-name="P6">void display();</text:p>
      <text:p text:style-name="P6">int i,j,page[12]={2,3,2,1,5,2,4,5,3,2,5,2};</text:p>
      <text:p text:style-name="P6">int flag1=0,flag2=0,pf=0,frsize=3,top=0;</text:p>
      <text:p text:style-name="P6">//clrscr();</text:p>
      <text:p text:style-name="P6">for(i=0;i&lt;3;i++)</text:p>
      <text:p text:style-name="P6">{</text:p>
      <text:p text:style-name="P6">fr[i]=-1;</text:p>
      <text:p text:style-name="P6">}</text:p>
      <text:p text:style-name="P6">for(j=0;j&lt;12;j++) </text:p>
      <text:p text:style-name="P6">{</text:p>
      <text:p text:style-name="P6">flag1=0; flag2=0; </text:p>
      <text:p text:style-name="P6">for(i=0;i&lt;12;i++) </text:p>
      <text:p text:style-name="P6">{</text:p>
      <text:p text:style-name="P6">if(fr[i]==page[j]) </text:p>
      <text:p text:style-name="P6">{</text:p>
      <text:p text:style-name="P6">flag1=1; flag2=1; break; </text:p>
      <text:p text:style-name="P6">}</text:p>
      <text:p text:style-name="P6">}</text:p>
      <text:p text:style-name="P6">if(flag1==0) </text:p>
      <text:p text:style-name="P6">{</text:p>
      <text:p text:style-name="P6">for(i=0;i&lt;frsize;i++) </text:p>
      <text:p text:style-name="P6">{</text:p>
      <text:p text:style-name="P6">if(fr[i]==-1)</text:p>
      <text:p text:style-name="P6">{</text:p>
      <text:p text:style-name="P6">fr[i]=page[j]; flag2=1; break; </text:p>
      <text:p text:style-name="P6">}</text:p>
      <text:p text:style-name="P6">}</text:p>
      <text:p text:style-name="P6">}</text:p>
      <text:p text:style-name="P6">if(flag2==0) </text:p>
      <text:p text:style-name="P6">{</text:p>
      <text:p text:style-name="P6">fr[top]=page[j];</text:p>
      <text:p text:style-name="P6">top++;</text:p>
      <text:p text:style-name="P6">pf++;</text:p>
      <text:p text:style-name="P6">if(top&gt;=frsize)</text:p>
      <text:p text:style-name="P6">top=0; </text:p>
      <text:p text:style-name="P6">}</text:p>
      <text:p text:style-name="P6">display(); </text:p>
      <text:p text:style-name="P6">}</text:p>
      <text:p text:style-name="P6"/>
      <text:p text:style-name="P6">printf("Number of page faults : %d ",pf+frsize);</text:p>
      <text:p text:style-name="P6"/>
      <text:p text:style-name="P6">getchar();</text:p>
      <text:p text:style-name="P6"><text:soft-page-break/>}</text:p>
      <text:p text:style-name="P6">void display()</text:p>
      <text:p text:style-name="P6">{</text:p>
      <text:p text:style-name="P6">int i; printf("\n");</text:p>
      <text:p text:style-name="P6">for(i=0;i&lt;3;i++)</text:p>
      <text:p text:style-name="P6">printf("%d\t",fr[i]);</text:p>
      <text:p text:style-name="P6">}</text:p>
      <text:p text:style-name="P3"/>
      <text:p text:style-name="P12">LRU</text:p>
      <text:p text:style-name="P8">PROGRAM:</text:p>
      <text:p text:style-name="P10">#include&lt;stdio.h&gt;</text:p>
      <text:p text:style-name="P10">//#include&lt;conio.h&gt;</text:p>
      <text:p text:style-name="P10">int fr[3];</text:p>
      <text:p text:style-name="P10">void main()</text:p>
      <text:p text:style-name="P10">{</text:p>
      <text:p text:style-name="P10">void display();</text:p>
      <text:p text:style-name="P10">int p[12]={2,3,2,1,5,2,4,5,3,2,5,2},i,j,fs[3];</text:p>
      <text:p text:style-name="P10">int index,k,l,flag1=0,flag2=0,pf=0,frsize=3;</text:p>
      <text:p text:style-name="P10">//clrscr();</text:p>
      <text:p text:style-name="P10">for(i=0;i&lt;3;i++)</text:p>
      <text:p text:style-name="P10">{</text:p>
      <text:p text:style-name="P10">fr[i]=-1;</text:p>
      <text:p text:style-name="P10">}</text:p>
      <text:p text:style-name="P10">for(j=0;j&lt;12;j++)</text:p>
      <text:p text:style-name="P10">{</text:p>
      <text:p text:style-name="P10">flag1=0,flag2=0;</text:p>
      <text:p text:style-name="P10">for(i=0;i&lt;3;i++)</text:p>
      <text:p text:style-name="P10">{</text:p>
      <text:p text:style-name="P10">if(fr[i]==p[j])</text:p>
      <text:p text:style-name="P10">{</text:p>
      <text:p text:style-name="P10">flag1=1;</text:p>
      <text:p text:style-name="P10">flag2=1; break;</text:p>
      <text:p text:style-name="P10">}</text:p>
      <text:p text:style-name="P10">}</text:p>
      <text:p text:style-name="P10">if(flag1==0)</text:p>
      <text:p text:style-name="P10">{</text:p>
      <text:p text:style-name="P10">for(i=0;i&lt;3;i++) </text:p>
      <text:p text:style-name="P10">{</text:p>
      <text:p text:style-name="P10">if(fr[i]==-1)</text:p>
      <text:p text:style-name="P10">{</text:p>
      <text:p text:style-name="P10">fr[i]=p[j]; flag2=1;</text:p>
      <text:p text:style-name="P10">break; </text:p>
      <text:p text:style-name="P10">}</text:p>
      <text:p text:style-name="P10">}</text:p>
      <text:p text:style-name="P10">}</text:p>
      <text:p text:style-name="P10"/>
      <text:p text:style-name="P10">if(flag2==0) </text:p>
      <text:p text:style-name="P10">{</text:p>
      <text:p text:style-name="P10">for(i=0;i&lt;3;i++)</text:p>
      <text:p text:style-name="P10">fs[i]=0;</text:p>
      <text:p text:style-name="P10"><text:tab/></text:p>
      <text:p text:style-name="P10">for(k=j-1,l=1;l&lt;=frsize-1;l++,k--)</text:p>
      <text:p text:style-name="P10"><text:soft-page-break/>{<text:tab/><text:tab/></text:p>
      <text:p text:style-name="P10">for(i=0;i&lt;3;i++) </text:p>
      <text:p text:style-name="P10">{</text:p>
      <text:p text:style-name="P10">if(fr[i]==p[k])</text:p>
      <text:p text:style-name="P10">fs[i]=1;</text:p>
      <text:p text:style-name="P10">}</text:p>
      <text:p text:style-name="P10">}</text:p>
      <text:p text:style-name="P10">for(i=0;i&lt;3;i++) </text:p>
      <text:p text:style-name="P10">{</text:p>
      <text:p text:style-name="P10">if(fs[i]==0)</text:p>
      <text:p text:style-name="P10">index=i; </text:p>
      <text:p text:style-name="P10">}</text:p>
      <text:p text:style-name="P10">fr[index]=p[j];</text:p>
      <text:p text:style-name="P10">pf++; </text:p>
      <text:p text:style-name="P10">}</text:p>
      <text:p text:style-name="P10"/>
      <text:p text:style-name="P10">display(); </text:p>
      <text:p text:style-name="P10">}</text:p>
      <text:p text:style-name="P10">printf("\n no of page faults :%d",pf+frsize);</text:p>
      <text:p text:style-name="P10"/>
      <text:p text:style-name="P10">getchar(); </text:p>
      <text:p text:style-name="P10">}</text:p>
      <text:p text:style-name="P10"/>
      <text:p text:style-name="P10">void display() </text:p>
      <text:p text:style-name="P10">{</text:p>
      <text:p text:style-name="P10">int i; </text:p>
      <text:p text:style-name="P10">printf("\n");</text:p>
      <text:p text:style-name="P10">for(i=0;i&lt;3;i++)</text:p>
      <text:p text:style-name="P10">printf("\t%d",fr[i]);</text:p>
      <text:p text:style-name="P10">}</text:p>
      <text:p text:style-name="P10"/>
      <text:p text:style-name="P9"/>
      <text:p text:style-name="P11">9.<text:span text:style-name="T1">Develop a C Program to simulate the Linked File Allocation Strategies:</text:span></text:p>
      <text:p text:style-name="P4"/>
      <text:p text:style-name="P4">#include&lt;stdio.h&gt;</text:p>
      <text:p text:style-name="P4">#include&lt;stdlib.h&gt;</text:p>
      <text:p text:style-name="P4">//#include&lt;conio.h&gt;</text:p>
      <text:p text:style-name="P4">void main()</text:p>
      <text:p text:style-name="P4">{</text:p>
      <text:p text:style-name="P4">int f[50],p,i,j,k,a,st,len,n,c;</text:p>
      <text:p text:style-name="P4">//clrscr();</text:p>
      <text:p text:style-name="P4">for(i=0;i&lt;50;i++)</text:p>
      <text:p text:style-name="P4"><text:s/>f[i]=0;</text:p>
      <text:p text:style-name="P4">printf("Enter how many blocks that are already allocated"); </text:p>
      <text:p text:style-name="P4">scanf("%d",&amp;p);</text:p>
      <text:p text:style-name="P4">printf("\nEnter the blocks no.s that are already allocated");</text:p>
      <text:p text:style-name="P4">for(i=0;i&lt;p;i++)</text:p>
      <text:p text:style-name="P4">{</text:p>
      <text:p text:style-name="P4">scanf("%d",&amp;a);</text:p>
      <text:p text:style-name="P4"><text:soft-page-break/>f[a]=1;</text:p>
      <text:p text:style-name="P4">}</text:p>
      <text:p text:style-name="P4">X:</text:p>
      <text:p text:style-name="P4">printf("Enter the starting index block &amp; length"); </text:p>
      <text:p text:style-name="P4">scanf("%d%d",&amp;st,&amp;len); </text:p>
      <text:p text:style-name="P4">k=len;</text:p>
      <text:p text:style-name="P4">for(j=st;j&lt;(k+st);j++)</text:p>
      <text:p text:style-name="P4">{</text:p>
      <text:p text:style-name="P4">if(f[j]==0)</text:p>
      <text:p text:style-name="P4">{ </text:p>
      <text:p text:style-name="P4">f[j]=1;</text:p>
      <text:p text:style-name="P4">printf("\n%d-&gt;%d",j,f[j]);</text:p>
      <text:p text:style-name="P4">}</text:p>
      <text:p text:style-name="P4">else</text:p>
      <text:p text:style-name="P4">{</text:p>
      <text:p text:style-name="P4">printf("\n %d-&gt;file is already allocated",j);</text:p>
      <text:p text:style-name="P4">k++;</text:p>
      <text:p text:style-name="P4">}</text:p>
      <text:p text:style-name="P4">}</text:p>
      <text:p text:style-name="P4">printf("\n If u want to enter one more file? (yes-1/no-0)");</text:p>
      <text:p text:style-name="P4">scanf("%d",&amp;c);</text:p>
      <text:p text:style-name="P4">if(c==1)</text:p>
      <text:p text:style-name="P4">goto X;</text:p>
      <text:p text:style-name="P4">else</text:p>
      <text:p text:style-name="P4">exit(0);</text:p>
      <text:p text:style-name="P4"/>
      <text:p text:style-name="P4">getchar();</text:p>
      <text:p text:style-name="P4">}</text:p>
      <text:p text:style-name="P4"/>
      <text:p text:style-name="P14">OUTPUT:</text:p>
      <text:p text:style-name="P14"/>
      <text:p text:style-name="P7">Enter how many blocks that are already allocated3</text:p>
      <text:p text:style-name="P7"/>
      <text:p text:style-name="P7">Enter the blocks no.s that are already allocated4 7 5</text:p>
      <text:p text:style-name="P7">Enter the starting index block &amp; length3 1</text:p>
      <text:p text:style-name="P7"/>
      <text:p text:style-name="P7">3-&gt;1</text:p>
      <text:p text:style-name="P7"><text:s/>If u want to enter one more file? (yes-1/no-0)1</text:p>
      <text:p text:style-name="P7">Enter the starting index block &amp; length4 1</text:p>
      <text:p text:style-name="P7"/>
      <text:p text:style-name="P7"><text:s/>4-&gt;file is already allocated</text:p>
      <text:p text:style-name="P7"><text:s/>5-&gt;file is already allocated</text:p>
      <text:p text:style-name="P7">6-&gt;1</text:p>
      <text:p text:style-name="P7"><text:s/>If u want to enter one more file? (yes-1/no-0)1</text:p>
      <text:p text:style-name="P7">Enter the starting index block &amp; length7 1</text:p>
      <text:p text:style-name="P7"/>
      <text:p text:style-name="P7"><text:s/>7-&gt;file is already allocated</text:p>
      <text:p text:style-name="P7"><text:soft-page-break/>8-&gt;1</text:p>
      <text:p text:style-name="P7"><text:s/>If u want to enter one more file? (yes-1/no-0)1</text:p>
      <text:p text:style-name="P7">Enter the starting index block &amp; length9 1</text:p>
      <text:p text:style-name="P7"/>
      <text:p text:style-name="P7">9-&gt;1</text:p>
      <text:p text:style-name="P7"><text:s/>If u want to enter one more file? (yes-1/no-0)1</text:p>
      <text:p text:style-name="P7">Enter the starting index block &amp; length10 1</text:p>
      <text:p text:style-name="P7"/>
      <text:p text:style-name="P7">10-&gt;1</text:p>
      <text:p text:style-name="P7"><text:s/>If u want to enter one more file? (yes-1/no-0)1</text:p>
      <text:p text:style-name="P7">Enter the starting index block &amp; length11 1</text:p>
      <text:p text:style-name="P7"/>
      <text:p text:style-name="P7">11-&gt;1</text:p>
      <text:p text:style-name="P7"><text:s/>If u want to enter one more file? (yes-1/no-0)1</text:p>
      <text:p text:style-name="P7">Enter the starting index block &amp; length12 1</text:p>
      <text:p text:style-name="P7"/>
      <text:p text:style-name="P7">12-&gt;1</text:p>
      <text:p text:style-name="P11"><text:s/>If u want to enter one more file? (yes-1/no-0)0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1.909cm" fo:margin-right="0cm" fo:margin-top="0.072cm" fo:margin-bottom="0cm" style:contextual-spacing="false" fo:line-height="100%" fo:orphans="0" fo:widows="0" fo:text-indent="-0.746cm" style:auto-text-indent="false"/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0">
      <text:list-level-style-number text:level="1" text:style-name="ListLabel_20_262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6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6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6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6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7T14:56:30.725916961</meta:creation-date>
    <dc:date>2025-11-07T15:20:57.497296389</dc:date>
    <meta:editing-duration>PT24M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5" meta:paragraph-count="195" meta:word-count="415" meta:character-count="2942" meta:non-whitespace-character-count="2673"/>
  </office:meta>
</office:document-meta>
</file>